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090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 <text:span text:style-name="T1">1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2:02:13.192077065</meta:creation-date>
    <meta:generator>LibreOffice/6.1.3.2$MacOSX_X86_64 LibreOffice_project/86daf60bf00efa86ad547e59e09d6bb77c699acb</meta:generator>
    <dc:date>2019-02-12T12:02:34.158849933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</office:meta>
</office:document-meta>
</file>